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3.3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2cm" svg:height="0.962cm" svg:x="4.572cm" svg:y="4.572cm">
          <draw:text-box>
            <text:p>Text1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3" draw:layer="layout" svg:width="3.81cm" svg:height="2.286cm" svg:x="4.06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Miklos Vajna</meta:initial-creator>
    <meta:creation-date>2019-06-05T09:51:42.630960527</meta:creation-date>
    <dc:date>2019-06-05T10:27:07.827456801</dc:date>
    <dc:creator>Miklos Vajna</dc:creator>
    <meta:editing-duration>PT2M8S</meta:editing-duration>
    <meta:editing-cycles>4</meta:editing-cycles>
    <meta:generator>LibreOfficeDev/6.4.0.0.alpha0$Linux_X86_64 LibreOffice_project/1e1535d46f9d89a2584409d88f35b57ef920eefa</meta:generator>
    <meta:document-statistic meta:object-count="27"/>
  </office:meta>
</office:document-meta>
</file>